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line-height="115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 fo:line-height="115%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center" fo:line-height="115%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align="center" fo:line-height="115%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text-align="center" fo:line-height="115%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Обычный" style:family="paragraph">
      <style:paragraph-properties fo:text-align="center" fo:line-height="115%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Обычный" style:family="paragraph">
      <style:paragraph-properties fo:text-align="center" fo:line-height="115%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" style:parent-style-name="Абзацсписка" style:list-style-name="LFO3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Абзацсписка" style:list-style-name="LFO3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Абзацсписка" style:list-style-name="LFO3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" style:parent-style-name="Абзацсписка" style:list-style-name="LFO3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1" style:parent-style-name="Абзацсписка" style:list-style-name="LFO3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2" style:parent-style-name="Абзацсписка" style:list-style-name="LFO3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3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5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7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8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6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7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0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1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2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Абзацсписка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3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74" style:parent-style-name="Обычный" style:family="paragraph">
      <style:paragraph-properties fo:text-align="center" fo:line-height="115%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6" style:parent-style-name="Обычный" style:family="paragraph">
      <style:paragraph-properties fo:text-align="center" fo:line-height="115%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Обычный" style:family="paragraph">
      <style:paragraph-properties fo:text-align="center" fo:line-height="115%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1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Обычный" style:family="paragraph">
      <style:paragraph-properties fo:text-align="center"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Обычный" style:family="paragraph">
      <style:paragraph-properties fo:text-align="center"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8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9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0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1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2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5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7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9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1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3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4" style:parent-style-name="Обычный" style:family="paragraph">
      <style:paragraph-properties fo:text-align="center" fo:line-height="115%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Обычный" style:family="paragraph">
      <style:paragraph-properties fo:text-align="center" fo:line-height="115%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8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0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2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4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7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9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3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6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8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0" style:parent-style-name="Абзацсписка" style:list-style-name="LFO2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1" style:parent-style-name="Абзацсписка" style:list-style-name="LFO1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2" style:parent-style-name="Абзацсписка" style:list-style-name="LFO1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3" style:parent-style-name="Абзацсписка" style:list-style-name="LFO1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4" style:parent-style-name="Обычный" style:family="paragraph">
      <style:paragraph-properties fo:line-height="115%" fo:margin-left="0.5in">
        <style:tab-stops/>
      </style:paragraph-properties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6" style:parent-style-name="Обычный" style:family="paragraph">
      <style:paragraph-properties fo:line-height="115%" fo:margin-left="0.5in">
        <style:tab-stops/>
      </style:paragraph-properties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8" style:parent-style-name="Обычный" style:family="paragraph">
      <style:paragraph-properties fo:line-height="115%" fo:margin-left="0.5in">
        <style:tab-stops/>
      </style:paragraph-properties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0" style:parent-style-name="Обычный" style:family="paragraph">
      <style:paragraph-properties fo:line-height="115%" fo:margin-left="0.5in">
        <style:tab-stops/>
      </style:paragraph-properties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2" style:parent-style-name="Обычный" style:family="paragraph">
      <style:paragraph-properties fo:line-height="115%" fo:margin-left="0.5in">
        <style:tab-stops/>
      </style:paragraph-properties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4" style:parent-style-name="Обычный" style:family="paragraph">
      <style:paragraph-properties fo:line-height="115%" fo:margin-left="0.5in">
        <style:tab-stops/>
      </style:paragraph-properties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6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Обычный" style:family="paragraph">
      <style:paragraph-properties fo:line-height="115%" fo:margin-left="0.5in">
        <style:tab-stops/>
      </style:paragraph-properties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0" style:parent-style-name="Обычный" style:family="paragraph">
      <style:paragraph-properties fo:line-height="115%" fo:margin-left="0.5in">
        <style:tab-stops/>
      </style:paragraph-properties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3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5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6" style:parent-style-name="Обычный" style:family="paragraph">
      <style:paragraph-properties fo:line-height="115%" fo:margin-left="0.5in">
        <style:tab-stops/>
      </style:paragraph-properties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8" style:parent-style-name="Обычный" style:family="paragraph">
      <style:paragraph-properties fo:line-height="115%" fo:margin-left="0.5in">
        <style:tab-stops/>
      </style:paragraph-properties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0" style:parent-style-name="Обычный" style:family="paragraph">
      <style:paragraph-properties fo:line-height="115%" fo:margin-left="0.5in">
        <style:tab-stops/>
      </style:paragraph-properties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2" style:parent-style-name="Обычный" style:family="paragraph">
      <style:paragraph-properties fo:text-align="center"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3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5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6" style:parent-style-name="Обычный" style:family="paragraph">
      <style:paragraph-properties fo:line-height="115%" fo:margin-left="0.5in">
        <style:tab-stops/>
      </style:paragraph-properties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8" style:parent-style-name="Обычный" style:family="paragraph">
      <style:paragraph-properties fo:line-height="115%" fo:margin-left="0.5in">
        <style:tab-stops/>
      </style:paragraph-properties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0" style:parent-style-name="Обычный" style:family="paragraph">
      <style:paragraph-properties fo:text-align="center"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1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3" style:parent-style-name="Обычный" style:family="paragraph">
      <style:paragraph-properties fo:line-height="115%" fo:margin-left="0.5in">
        <style:tab-stops/>
      </style:paragraph-properties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5" style:parent-style-name="Обычный" style:family="paragraph">
      <style:paragraph-properties fo:line-height="115%" fo:margin-left="0.5in">
        <style:tab-stops/>
      </style:paragraph-properties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7" style:parent-style-name="Обычный" style:family="paragraph">
      <style:paragraph-properties fo:line-height="115%" fo:margin-left="0.5in">
        <style:tab-stops/>
      </style:paragraph-properties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9" style:parent-style-name="Обычный" style:family="paragraph">
      <style:paragraph-properties fo:line-height="115%" fo:margin-left="0.5in">
        <style:tab-stops/>
      </style:paragraph-properties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1" style:parent-style-name="Обычный" style:family="paragraph">
      <style:paragraph-properties fo:text-align="center" fo:line-height="115%" fo:margin-left="0.5in">
        <style:tab-stops/>
      </style:paragraph-properties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4" style:parent-style-name="Обычный" style:family="paragraph">
      <style:paragraph-properties fo:line-height="115%" fo:margin-left="0.5in">
        <style:tab-stops/>
      </style:paragraph-properties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6" style:parent-style-name="Обычный" style:family="paragraph">
      <style:paragraph-properties fo:line-height="115%" fo:margin-left="0.5in">
        <style:tab-stops/>
      </style:paragraph-properties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8" style:parent-style-name="Обычный" style:family="paragraph">
      <style:paragraph-properties fo:line-height="115%" fo:margin-left="0.5in">
        <style:tab-stops/>
      </style:paragraph-properties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0" style:parent-style-name="Обычный" style:family="paragraph">
      <style:paragraph-properties fo:line-height="115%" fo:margin-left="0.4916in">
        <style:tab-stops/>
      </style:paragraph-properties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2" style:parent-style-name="Обычный" style:family="paragraph">
      <style:paragraph-properties fo:line-height="115%" fo:margin-left="0.4916in">
        <style:tab-stops/>
      </style:paragraph-properties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4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5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6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7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8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0" style:parent-style-name="Обычный" style:family="paragraph">
      <style:paragraph-properties fo:text-align="center" fo:line-height="115%" fo:margin-left="0.4916in">
        <style:tab-stops/>
      </style:paragraph-properties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2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3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4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5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6" style:parent-style-name="Обычный" style:family="paragraph">
      <style:paragraph-properties fo:text-align="center"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7" style:parent-style-name="Обычный" style:family="paragraph">
      <style:paragraph-properties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8" style:parent-style-name="Обычный" style:family="paragraph">
      <style:paragraph-properties fo:line-height="115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9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0" style:parent-style-name="Обычный" style:family="paragraph">
      <style:paragraph-properties fo:text-align="center"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1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2" style:parent-style-name="Обычный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ТЕХНИЧЕСКОЕ ЗАДАНИЕ</text:span></text:p>
      <text:p text:style-name="P3"><text:span text:style-name="T4">На создание<text:s/></text:span><text:span text:style-name="T5">автоматизированной системы</text:span></text:p>
      <text:p text:style-name="P6"><text:span text:style-name="T7">&lt;&lt;Модуль обработки изображений и взаимодействия с пользователем&gt;&gt;</text:span></text:p>
      <text:p text:style-name="P8"><text:span text:style-name="T9">(Проект 3)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Череповец</text:span></text:p>
      <text:p text:style-name="P32"><text:span text:style-name="T33">2025</text:span></text:p>
      <text:p text:style-name="P34"/>
      <text:p text:style-name="P35"><text:span text:style-name="T36">Содержание:</text:span></text:p>
      <text:list text:style-name="LFO3" text:continue-numbering="true">
        <text:list-item>
          <text:p text:style-name="P37">Титульный лист</text:p>
        </text:list-item>
        <text:list-item>
          <text:p text:style-name="P38">Содержание</text:p>
        </text:list-item>
        <text:list-item>
          <text:p text:style-name="P39">Основные сведения</text:p>
        </text:list-item>
        <text:list-item>
          <text:p text:style-name="P40">Введение</text:p>
        </text:list-item>
        <text:list-item>
          <text:p text:style-name="P41">Основная часть</text:p>
        </text:list-item>
        <text:list-item>
          <text:p text:style-name="P42">Заключение</text:p>
        </text:list-item>
      </text:list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<text:span text:style-name="T75">Введение</text:span></text:p>
      <text:p text:style-name="P76"><text:span text:style-name="T77">В этой <text:s/>проектной работе я буду разрабатывать ТЗ<text:s/></text:span><text:span text:style-name="T78">по теме &lt;&lt;Модуль обработки изображений и взаимодействия с пользователем&gt;&gt;</text:span></text:p>
      <text:p text:style-name="P79"><text:span text:style-name="T80">Цель задания составить ТЗ <text:s/>по заданной теме.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><text:span text:style-name="T105">Основная часть</text:span></text:p>
      <text:p text:style-name="P106"><text:span text:style-name="T107">Основные сведения<text:s/></text:span></text:p>
      <text:p text:style-name="P108"><text:span text:style-name="T109">Название проекта - Модуль обработки изображений и взаимодействия с пользователем. Заказал проект ООО “Маленом системс”.</text:span></text:p>
      <text:p text:style-name="P110"><text:span text:style-name="T111">Исполнитель - практикант Никифоров Артём Дмитриевич.</text:span></text:p>
      <text:p text:style-name="P112"><text:span text:style-name="T113">Дата создание проекта - 06.11.2025</text:span></text:p>
      <text:p text:style-name="P114"><text:span text:style-name="T115">Цель -<text:s/></text:span><text:span text:style-name="T116"><text:s/>выполнить желания заказчика - ООО “Маленом системс”</text:span></text:p>
      <text:p text:style-name="P117"><text:span text:style-name="T118">Срок реализации: срок производственной практики.</text:span></text:p>
      <text:p text:style-name="P119"><text:span text:style-name="T120">Назначение <text:s/>- создание двух модулей, одна из которых <text:s/></text:span><text:span text:style-name="T121">для обработки изображений и взаимодействие с пользователем, а второй <text:s/></text:span><text:span text:style-name="T122">для связывание первого модуля с пользователем.</text:span></text:p>
      <text:p text:style-name="P123"><text:span text:style-name="T124">Требовани</text:span><text:span text:style-name="T125">я</text:span></text:p>
      <text:p text:style-name="P126"><text:span text:style-name="T127">Требование к функциональным характеристикам</text:span></text:p>
      <text:p text:style-name="P128"><text:span text:style-name="T129">Модуль обработки <text:s/>и работы с изображениями</text:span></text:p>
      <text:list text:style-name="LFO2" text:continue-numbering="true">
        <text:list-item>
          <text:p text:style-name="P130">Получение различной <text:s/>информации об изображении:</text:p>
        </text:list-item>
      </text:list>
      <text:list text:style-name="LFO1" text:continue-numbering="true">
        <text:list-item>
          <text:p text:style-name="P131">Размер файла<text:s/></text:p>
        </text:list-item>
        <text:list-item>
          <text:p text:style-name="P132">Разрешение (ширина и высота в пикселях)</text:p>
        </text:list-item>
        <text:list-item>
          <text:p text:style-name="P133">Дата создания</text:p>
        </text:list-item>
      </text:list>
      <text:p text:style-name="P134"><text:span text:style-name="T135">2.Переименование файла изображения</text:span></text:p>
      <text:p text:style-name="P136"><text:span text:style-name="T137">Модуль взаимодействия с пользователем и формирования и хранения данных:</text:span></text:p>
      <text:p text:style-name="P138"><text:span text:style-name="T139">1.Приём пути к изображению от пользователя</text:span></text:p>
      <text:p text:style-name="P140"><text:span text:style-name="T141">2.Передача данных в модуль обработки изображений</text:span></text:p>
      <text:p text:style-name="P142"><text:span text:style-name="T143">3.Вывод пользователю информации об изображении</text:span></text:p>
      <text:p text:style-name="P144"><text:span text:style-name="T145">4.Сохранение данных в историю.</text:span></text:p>
      <text:p text:style-name="P146"><text:span text:style-name="T147">Требования к надёжности</text:span></text:p>
      <text:p text:style-name="P148"><text:span text:style-name="T149">1.Система обязана обрабатывать корректные и некорректные пути к файлам.</text:span></text:p>
      <text:p text:style-name="P150"><text:span text:style-name="T151">2.Обеспечить стабильную работу при стандартных условиях</text:span><text:span text:style-name="T152"><text:s/>эксплуатации.</text:span></text:p>
      <text:p text:style-name="P153"><text:span text:style-name="T154">Условия эксплуатации</text:span></text:p>
      <text:p text:style-name="P155"/>
      <text:p text:style-name="P156"><text:span text:style-name="T157">Операционная система: Windows</text:span></text:p>
      <text:p text:style-name="P158"><text:span text:style-name="T159">Наличие Python версии 3.8 и выше</text:span></text:p>
      <text:p text:style-name="P160"><text:span text:style-name="T161">Доступ к файловой системе для чтения и записи</text:span></text:p>
      <text:p text:style-name="P162"/>
      <text:p text:style-name="P163"><text:span text:style-name="T164">Требования к составу и параметрам технических средств</text:span></text:p>
      <text:p text:style-name="P165"/>
      <text:p text:style-name="P166"><text:span text:style-name="T167">Минимальный объём ОЗУ: 2 ГБ</text:span></text:p>
      <text:p text:style-name="P168"><text:span text:style-name="T169">Свободное место на диске: 400 МБ</text:span></text:p>
      <text:p text:style-name="P170"/>
      <text:p text:style-name="P171"><text:span text:style-name="T172">Требования к информационной и программной совместимости</text:span></text:p>
      <text:p text:style-name="P173"><text:span text:style-name="T174">Язык программирования:</text:span></text:p>
      <text:p text:style-name="P175"><text:span text:style-name="T176">Python</text:span></text:p>
      <text:p text:style-name="P177"><text:span text:style-name="T178">Используемые библиотеки: Pillow , os , <text:s/>datetime.</text:span></text:p>
      <text:p text:style-name="P179"><text:span text:style-name="T180">Требования к маркировке и упаковке, требования к транспортированию и хранению - не предъявляются</text:span></text:p>
      <text:p text:style-name="P181"><text:span text:style-name="T182">Стадии и этапы разработки</text:span><text:span text:style-name="T183">:</text:span></text:p>
      <text:p text:style-name="P184"><text:span text:style-name="T185">1. Проектирование архитектуры модулей<text:s/></text:span></text:p>
      <text:p text:style-name="P186"><text:span text:style-name="T187">2. Реализация функционала</text:span></text:p>
      <text:p text:style-name="P188"><text:span text:style-name="T189">3. Тестирование</text:span></text:p>
      <text:p text:style-name="P190"><text:span text:style-name="T191">4. Документирование</text:span></text:p>
      <text:p text:style-name="P192"><text:span text:style-name="T193">5. Сдача заказчику</text:span></text:p>
      <text:p text:style-name="P194"/>
      <text:p text:style-name="P195"/>
      <text:p text:style-name="P196"/>
      <text:p text:style-name="P197"/>
      <text:p text:style-name="P198"><text:span text:style-name="T199">Заключение</text:span></text:p>
      <text:p text:style-name="P200"><text:span text:style-name="T201">С целью работы мы успешно справились.</text:span>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gin66612@yandex.com</meta:initial-creator>
    <dc:creator>login66612@yandex.com</dc:creator>
    <meta:creation-date>2025-11-07T13:15:00Z</meta:creation-date>
    <dc:date>2025-11-07T13:15:00Z</dc:date>
    <meta:template xlink:href="Normal.dotm" xlink:type="simple"/>
    <meta:editing-cycles>1</meta:editing-cycles>
    <meta:editing-duration>PT0S</meta:editing-duration>
    <meta:document-statistic meta:page-count="1" meta:paragraph-count="4" meta:word-count="353" meta:character-count="2362" meta:row-count="16" meta:non-whitespace-character-count="2013"/>
  </office:meta>
</office:document-meta>
</file>